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5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5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5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5-06-11 19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5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5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5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5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5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5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5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5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5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5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5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5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5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5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5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5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5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5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5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5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5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5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5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5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5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5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5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5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5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5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5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5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5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5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5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5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5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5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5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5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5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5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5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5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5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5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5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5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5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5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5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5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5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5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5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5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5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5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5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5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5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5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5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5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5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5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5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5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5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5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5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5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5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5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5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5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5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5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5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5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5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5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5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5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5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5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5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5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5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5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5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5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5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5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5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5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5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5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5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5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5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5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5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5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5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5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5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5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5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5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5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5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5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5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5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5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5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5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5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5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5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5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5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5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5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5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5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5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5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5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5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5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5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5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5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5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5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5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5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5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5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5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5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5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5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5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5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5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5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5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5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5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5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5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5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4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4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4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4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4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4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4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4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4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4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4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4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4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4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4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4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4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4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4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4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4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4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4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4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4-12-06 17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4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4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4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4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4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4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4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4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4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4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4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4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4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4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4056" calcext:value-type="float">
            <text:p>2.7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4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4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4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4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4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4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4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4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4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344" calcext:value-type="float">
            <text:p>2.7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4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4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4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4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4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4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4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4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4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4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4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4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4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4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4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4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4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4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4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4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4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4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4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4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4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4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4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4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4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4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4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4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4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4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4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4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4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4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4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4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4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4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4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4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4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4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4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4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4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4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4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4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4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4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4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4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4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4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4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4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4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4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4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4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4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4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4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4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4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4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4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4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4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4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4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4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4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4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4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4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4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4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4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4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4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4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4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4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4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4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4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4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4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4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4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4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4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4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4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4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4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4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4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4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4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4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4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4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4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4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4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4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4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4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4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4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4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4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4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4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4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4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4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4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4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4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4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4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4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4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4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4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4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4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4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4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4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4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4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4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296" calcext:value-type="float">
            <text:p>0.8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4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4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5904" calcext:value-type="float">
            <text:p>0.7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4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2376" calcext:value-type="float">
            <text:p>0.7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4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4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2752" calcext:value-type="float">
            <text:p>0.6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4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4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6656" calcext:value-type="float">
            <text:p>0.6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4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6656" calcext:value-type="float">
            <text:p>0.6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4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9704" calcext:value-type="float">
            <text:p>0.6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4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58" calcext:value-type="float">
            <text:p>0.6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4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4944" calcext:value-type="float">
            <text:p>0.6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4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4944" calcext:value-type="float">
            <text:p>0.6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4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4944" calcext:value-type="float">
            <text:p>0.6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4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4088" calcext:value-type="float">
            <text:p>0.7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4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7136" calcext:value-type="float">
            <text:p>0.7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4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7992" calcext:value-type="float">
            <text:p>0.6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4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628" calcext:value-type="float">
            <text:p>0.7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4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0664" calcext:value-type="float">
            <text:p>0.7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5528" calcext:value-type="float">
            <text:p>0.7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4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4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4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4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4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4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4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4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4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4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4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4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4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4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4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4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4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4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4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4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4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4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4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4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4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4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4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4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4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4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4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4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4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4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4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4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4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4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4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4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4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4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4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4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4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4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4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4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4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4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4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4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4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4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4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4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4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4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4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4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4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4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4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4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4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4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4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4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4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4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4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4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4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4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4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4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4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4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4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4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4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4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4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4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4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4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4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4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4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4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4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4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4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4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4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4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4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4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4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4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4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4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4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4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4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4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4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4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4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4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4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4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4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4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4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4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4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4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4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4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4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4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4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4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4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4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4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4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4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4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4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4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4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4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4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4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4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4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4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4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4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4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4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4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4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4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3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3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3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3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3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3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3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3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3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3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3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3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3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3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3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3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3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3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3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3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3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3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3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3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3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3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3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3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3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3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3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3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3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3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3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3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3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3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3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3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3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3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3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3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3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3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3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3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3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3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3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3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3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3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3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3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3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3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3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3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3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344" calcext:value-type="float">
            <text:p>2.7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3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3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3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3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3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344" calcext:value-type="float">
            <text:p>2.7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3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344" calcext:value-type="float">
            <text:p>2.7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3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3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3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3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3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3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4056" calcext:value-type="float">
            <text:p>2.7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3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3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3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3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3-10-12 14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3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3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3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3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3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3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3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3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3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3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3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3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3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3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3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3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3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3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3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3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3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3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3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3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3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3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3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3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3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3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3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3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3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3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3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3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3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3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3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3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3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3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3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432" calcext:value-type="float">
            <text:p>2.6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3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3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3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3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3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3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3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3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3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3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3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3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3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3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3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3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3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3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3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3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3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3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3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3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3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3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3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3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3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3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3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3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3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3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3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3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3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3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3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3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3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3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3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3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3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3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3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3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3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3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3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3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3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3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3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3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3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3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3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3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3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3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3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3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3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3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3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3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3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3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3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3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3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3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3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3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3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3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3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3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3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3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3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3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3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3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3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3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3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3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3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3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3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3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3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3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3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3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3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3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3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3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3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3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3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3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3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3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3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3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3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3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3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3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3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3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3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3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3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3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3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3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3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3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3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3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3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3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3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3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3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3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3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3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3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3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3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3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3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3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3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3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3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3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3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3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3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3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3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3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3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3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3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3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3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3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3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3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3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3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3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3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3-03-13 19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3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3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3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3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3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3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3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3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3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3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3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3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3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3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3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3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3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3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3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3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3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3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3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3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3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3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3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3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3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3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3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3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3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3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3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3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3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3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3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3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3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3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3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3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3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3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3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3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3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3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3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3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3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3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3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3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3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3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3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3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3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3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3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3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3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3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3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3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3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2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2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2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2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2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2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2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2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2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2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2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2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2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2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2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2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2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2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2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2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2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2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2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2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2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2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2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2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2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2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2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2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2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2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2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2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2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2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2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2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2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2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2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2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2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2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2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2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2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2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2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2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2-11-07 19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2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2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2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2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2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2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2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2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2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2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2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2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2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2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2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2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2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2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2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2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2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2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2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2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2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2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2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2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2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2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2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2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2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2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2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2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2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2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2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2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2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2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2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2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2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2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2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2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2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2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2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2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2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2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2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2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2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2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2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2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2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2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2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2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2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2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2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2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2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2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2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2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2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2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2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2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2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2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2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2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2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2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2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2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2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2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2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2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2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2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2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2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2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2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2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2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2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2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2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2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2-07-25 17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2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2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2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2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2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2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2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2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676" calcext:value-type="float">
            <text:p>0.7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2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2376" calcext:value-type="float">
            <text:p>0.7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2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7992" calcext:value-type="float">
            <text:p>0.6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2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2752" calcext:value-type="float">
            <text:p>0.6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2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1416" calcext:value-type="float">
            <text:p>0.6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2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6176" calcext:value-type="float">
            <text:p>0.6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2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1792" calcext:value-type="float">
            <text:p>0.6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2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7408" calcext:value-type="float">
            <text:p>0.5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2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2168" calcext:value-type="float">
            <text:p>0.5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2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0832" calcext:value-type="float">
            <text:p>0.5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2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5592" calcext:value-type="float">
            <text:p>0.5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2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7304" calcext:value-type="float">
            <text:p>0.5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2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9016" calcext:value-type="float">
            <text:p>0.5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2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0728" calcext:value-type="float">
            <text:p>0.4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2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5488" calcext:value-type="float">
            <text:p>0.4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2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0248" calcext:value-type="float">
            <text:p>0.4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2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8912" calcext:value-type="float">
            <text:p>0.4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4528" calcext:value-type="float">
            <text:p>0.4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2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2336" calcext:value-type="float">
            <text:p>0.4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2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1" calcext:value-type="float">
            <text:p>0.3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2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6616" calcext:value-type="float">
            <text:p>0.3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2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3088" calcext:value-type="float">
            <text:p>0.3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2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2608" calcext:value-type="float">
            <text:p>0.2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2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1272" calcext:value-type="float">
            <text:p>0.2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2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2128" calcext:value-type="float">
            <text:p>0.2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2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2984" calcext:value-type="float">
            <text:p>0.2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2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6032" calcext:value-type="float">
            <text:p>0.2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2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908" calcext:value-type="float">
            <text:p>0.2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2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48" calcext:value-type="float">
            <text:p>0.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2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6992" calcext:value-type="float">
            <text:p>0.3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2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48" calcext:value-type="float">
            <text:p>0.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2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8704" calcext:value-type="float">
            <text:p>0.2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2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2608" calcext:value-type="float">
            <text:p>0.2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2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052" calcext:value-type="float">
            <text:p>0.3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2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3672" calcext:value-type="float">
            <text:p>0.4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2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9392" calcext:value-type="float">
            <text:p>0.4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2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4632" calcext:value-type="float">
            <text:p>0.4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2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292" calcext:value-type="float">
            <text:p>0.5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2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6824" calcext:value-type="float">
            <text:p>0.4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2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6824" calcext:value-type="float">
            <text:p>0.4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2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5968" calcext:value-type="float">
            <text:p>0.5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2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4256" calcext:value-type="float">
            <text:p>0.5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2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9496" calcext:value-type="float">
            <text:p>0.5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2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2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1688" calcext:value-type="float">
            <text:p>0.5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2-06-02 18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2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1688" calcext:value-type="float">
            <text:p>0.5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4736" calcext:value-type="float">
            <text:p>0.5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2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2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2648" calcext:value-type="float">
            <text:p>0.6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2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3128" calcext:value-type="float">
            <text:p>0.6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2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8368" calcext:value-type="float">
            <text:p>0.6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2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9704" calcext:value-type="float">
            <text:p>0.6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2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6656" calcext:value-type="float">
            <text:p>0.6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2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7512" calcext:value-type="float">
            <text:p>0.6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2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532" calcext:value-type="float">
            <text:p>0.6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2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6176" calcext:value-type="float">
            <text:p>0.6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2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6176" calcext:value-type="float">
            <text:p>0.6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2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2272" calcext:value-type="float">
            <text:p>0.6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2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6656" calcext:value-type="float">
            <text:p>0.6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2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58" calcext:value-type="float">
            <text:p>0.6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2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2752" calcext:value-type="float">
            <text:p>0.6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2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7512" calcext:value-type="float">
            <text:p>0.6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2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3128" calcext:value-type="float">
            <text:p>0.6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2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1792" calcext:value-type="float">
            <text:p>0.6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2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2648" calcext:value-type="float">
            <text:p>0.6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2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3504" calcext:value-type="float">
            <text:p>0.6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2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7408" calcext:value-type="float">
            <text:p>0.5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2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484" calcext:value-type="float">
            <text:p>0.6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2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58" calcext:value-type="float">
            <text:p>0.6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2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9432" calcext:value-type="float">
            <text:p>0.7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2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2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2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2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2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2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2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2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2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2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2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2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2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2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2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2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2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2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2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2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2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2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2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2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2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2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2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2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2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2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2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2584" calcext:value-type="float">
            <text:p>0.8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2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2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2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2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2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2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2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2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2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2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2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2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2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2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2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2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2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2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2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2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2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2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2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4192" calcext:value-type="float">
            <text:p>0.7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2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9808" calcext:value-type="float">
            <text:p>0.7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2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4568" calcext:value-type="float">
            <text:p>0.7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2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2376" calcext:value-type="float">
            <text:p>0.7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2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8472" calcext:value-type="float">
            <text:p>0.7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2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2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2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2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2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2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2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2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2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2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2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2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2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2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2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2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2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2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2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2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2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2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2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2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2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2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2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2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2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2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2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2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2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2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2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2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2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2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2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2-01-26 15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2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2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2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2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2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2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2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2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2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2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2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2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2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2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2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2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2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2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2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2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2-01-05 18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2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2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2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2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1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1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1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1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1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1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1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1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1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1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1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1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1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1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1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1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1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1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1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1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1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1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1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1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1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1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1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1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1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1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1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1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1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1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1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1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1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1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1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1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1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1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1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1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1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1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1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1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1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1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1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1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1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1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1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1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1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1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1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1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1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1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1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1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1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1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1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1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1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1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1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1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1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1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1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1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1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1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1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1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1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1-10-08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1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1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1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1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1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1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1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1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1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1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1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1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1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1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1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1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1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1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1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1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1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1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1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1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1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1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1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1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1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1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1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1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1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1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1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1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1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1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1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1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1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1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1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1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1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1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1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1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1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1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1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1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1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1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1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1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1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1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1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1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1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1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1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1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1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1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1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1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1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1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1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1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1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1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1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1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1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1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1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1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1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1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1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1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1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1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1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1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1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1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1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1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1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1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2856" calcext:value-type="float">
            <text:p>0.7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1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1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0184" calcext:value-type="float">
            <text:p>0.7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1896" calcext:value-type="float">
            <text:p>0.6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1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1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2272" calcext:value-type="float">
            <text:p>0.6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1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0936" calcext:value-type="float">
            <text:p>0.6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1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2648" calcext:value-type="float">
            <text:p>0.6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1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0456" calcext:value-type="float">
            <text:p>0.6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1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436" calcext:value-type="float">
            <text:p>0.5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1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5216" calcext:value-type="float">
            <text:p>0.5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1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3024" calcext:value-type="float">
            <text:p>0.5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1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4736" calcext:value-type="float">
            <text:p>0.5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1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34" calcext:value-type="float">
            <text:p>0.5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1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7304" calcext:value-type="float">
            <text:p>0.5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1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2064" calcext:value-type="float">
            <text:p>0.5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1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292" calcext:value-type="float">
            <text:p>0.5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1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6824" calcext:value-type="float">
            <text:p>0.4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1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292" calcext:value-type="float">
            <text:p>0.5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1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9872" calcext:value-type="float">
            <text:p>0.4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1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5488" calcext:value-type="float">
            <text:p>0.4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1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8056" calcext:value-type="float">
            <text:p>0.4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1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3672" calcext:value-type="float">
            <text:p>0.4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1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4048" calcext:value-type="float">
            <text:p>0.3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1-06-09 20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9664" calcext:value-type="float">
            <text:p>0.3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1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1376" calcext:value-type="float">
            <text:p>0.3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1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1752" calcext:value-type="float">
            <text:p>0.3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1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432" calcext:value-type="float">
            <text:p>0.2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1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0416" calcext:value-type="float">
            <text:p>0.2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1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0896" calcext:value-type="float">
            <text:p>0.3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1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4424" calcext:value-type="float">
            <text:p>0.3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1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7472" calcext:value-type="float">
            <text:p>0.3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1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004" calcext:value-type="float">
            <text:p>0.3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3464" calcext:value-type="float">
            <text:p>0.2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1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0792" calcext:value-type="float">
            <text:p>0.2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1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4216" calcext:value-type="float">
            <text:p>0.2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1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288" calcext:value-type="float">
            <text:p>0.1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1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9832" calcext:value-type="float">
            <text:p>0.1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1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8976" calcext:value-type="float">
            <text:p>0.1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1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956" calcext:value-type="float">
            <text:p>0.2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1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0248" calcext:value-type="float">
            <text:p>0.4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1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6448" calcext:value-type="float">
            <text:p>0.5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1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0352" calcext:value-type="float">
            <text:p>0.5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1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1208" calcext:value-type="float">
            <text:p>0.5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1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5592" calcext:value-type="float">
            <text:p>0.5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1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2168" calcext:value-type="float">
            <text:p>0.5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1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5696" calcext:value-type="float">
            <text:p>0.6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1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3984" calcext:value-type="float">
            <text:p>0.6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1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9224" calcext:value-type="float">
            <text:p>0.6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1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532" calcext:value-type="float">
            <text:p>0.6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1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6176" calcext:value-type="float">
            <text:p>0.6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1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0936" calcext:value-type="float">
            <text:p>0.6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1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5696" calcext:value-type="float">
            <text:p>0.6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1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6552" calcext:value-type="float">
            <text:p>0.6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1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1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0936" calcext:value-type="float">
            <text:p>0.6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1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3608" calcext:value-type="float">
            <text:p>0.6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1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5424" calcext:value-type="float">
            <text:p>0.7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1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1624" calcext:value-type="float">
            <text:p>0.8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1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1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1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1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1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1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1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1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1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1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1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1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1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1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1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1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1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1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1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1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1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1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1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1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1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1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1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1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1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1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1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1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1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1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1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1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1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1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1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1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1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1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1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1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1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1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1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1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1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1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1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1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1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1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1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1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1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1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1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1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1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1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1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1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1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1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1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1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1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1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1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1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1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1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1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1-02-16 21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1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1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1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1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1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1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1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1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1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1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1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1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1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1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1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1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1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1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1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1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1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1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1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1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1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1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1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1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1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1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1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1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1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1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1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1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1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1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1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1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1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1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1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1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1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0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0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0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0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0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0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0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0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0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0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0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0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0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0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0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0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0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0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0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0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0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0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0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0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0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0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0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0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0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0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0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0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0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0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0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0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0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0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0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0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0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0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0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0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0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0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0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0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0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0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0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0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0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0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0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0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0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0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0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0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0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0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0-10-27 16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0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0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0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0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0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0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0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0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0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0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0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0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0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0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0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0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0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0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0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0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0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0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0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0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0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0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0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0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0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0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0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0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0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0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0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0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0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0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0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0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0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0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0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0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0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0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0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0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0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0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0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0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0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0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0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0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0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0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0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0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0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0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0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0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0-08-20 17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0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0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0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0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0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0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0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0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0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0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0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0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0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0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0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0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0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0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0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0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0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0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0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0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0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0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0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0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0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0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0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0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0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0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3816" calcext:value-type="float">
            <text:p>0.8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0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0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0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3712" calcext:value-type="float">
            <text:p>0.7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0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9328" calcext:value-type="float">
            <text:p>0.7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0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8848" calcext:value-type="float">
            <text:p>0.6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0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2272" calcext:value-type="float">
            <text:p>0.6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0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532" calcext:value-type="float">
            <text:p>0.6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0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7032" calcext:value-type="float">
            <text:p>0.6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0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8744" calcext:value-type="float">
            <text:p>0.6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0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6552" calcext:value-type="float">
            <text:p>0.6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0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2168" calcext:value-type="float">
            <text:p>0.5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0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388" calcext:value-type="float">
            <text:p>0.5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0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1688" calcext:value-type="float">
            <text:p>0.5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0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9496" calcext:value-type="float">
            <text:p>0.5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0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5112" calcext:value-type="float">
            <text:p>0.5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5488" calcext:value-type="float">
            <text:p>0.4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0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9016" calcext:value-type="float">
            <text:p>0.5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0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292" calcext:value-type="float">
            <text:p>0.5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0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0728" calcext:value-type="float">
            <text:p>0.4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0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768" calcext:value-type="float">
            <text:p>0.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0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1584" calcext:value-type="float">
            <text:p>0.4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0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8536" calcext:value-type="float">
            <text:p>0.4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0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5488" calcext:value-type="float">
            <text:p>0.4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0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6344" calcext:value-type="float">
            <text:p>0.4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0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3296" calcext:value-type="float">
            <text:p>0.4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0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6344" calcext:value-type="float">
            <text:p>0.4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0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4152" calcext:value-type="float">
            <text:p>0.4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0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0624" calcext:value-type="float">
            <text:p>0.4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0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2336" calcext:value-type="float">
            <text:p>0.4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0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4048" calcext:value-type="float">
            <text:p>0.3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0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4904" calcext:value-type="float">
            <text:p>0.3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0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3192" calcext:value-type="float">
            <text:p>0.3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0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9288" calcext:value-type="float">
            <text:p>0.3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0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7096" calcext:value-type="float">
            <text:p>0.3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0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8808" calcext:value-type="float">
            <text:p>0.3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0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052" calcext:value-type="float">
            <text:p>0.3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0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528" calcext:value-type="float">
            <text:p>0.3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0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6992" calcext:value-type="float">
            <text:p>0.3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0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4424" calcext:value-type="float">
            <text:p>0.3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0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6992" calcext:value-type="float">
            <text:p>0.3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0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8704" calcext:value-type="float">
            <text:p>0.2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0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3464" calcext:value-type="float">
            <text:p>0.2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0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6032" calcext:value-type="float">
            <text:p>0.2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0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5552" calcext:value-type="float">
            <text:p>0.2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0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384" calcext:value-type="float">
            <text:p>0.2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8328" calcext:value-type="float">
            <text:p>0.3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0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0144" calcext:value-type="float">
            <text:p>0.3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0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624" calcext:value-type="float">
            <text:p>0.3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0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9288" calcext:value-type="float">
            <text:p>0.3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0-05-27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624" calcext:value-type="float">
            <text:p>0.3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0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576" calcext:value-type="float">
            <text:p>0.3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0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9184" calcext:value-type="float">
            <text:p>0.3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0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2608" calcext:value-type="float">
            <text:p>0.2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0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2608" calcext:value-type="float">
            <text:p>0.2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0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8432" calcext:value-type="float">
            <text:p>0.4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0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1208" calcext:value-type="float">
            <text:p>0.5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0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0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0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6552" calcext:value-type="float">
            <text:p>0.6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0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3504" calcext:value-type="float">
            <text:p>0.6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0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3504" calcext:value-type="float">
            <text:p>0.6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0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0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0456" calcext:value-type="float">
            <text:p>0.6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0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1312" calcext:value-type="float">
            <text:p>0.5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0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7408" calcext:value-type="float">
            <text:p>0.5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0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3504" calcext:value-type="float">
            <text:p>0.6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0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3504" calcext:value-type="float">
            <text:p>0.6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0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0456" calcext:value-type="float">
            <text:p>0.6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0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0456" calcext:value-type="float">
            <text:p>0.6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0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8264" calcext:value-type="float">
            <text:p>0.5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0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6552" calcext:value-type="float">
            <text:p>0.6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0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8744" calcext:value-type="float">
            <text:p>0.6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0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2272" calcext:value-type="float">
            <text:p>0.6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0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8472" calcext:value-type="float">
            <text:p>0.7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0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0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0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0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0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0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0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0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0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0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0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0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0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0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0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0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0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0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0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0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0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0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0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0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0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0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0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0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0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0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0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0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0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0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0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0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0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0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0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0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0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0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0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0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0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0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0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0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0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0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0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0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0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0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0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0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0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0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0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0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0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0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0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0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0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0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0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0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0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0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0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0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0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0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0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0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0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0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0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0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0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0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0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0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0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0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0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0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0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0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0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0-01-27 23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0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0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0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0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0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0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0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0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0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0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0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0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0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0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0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0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0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0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0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0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0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0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0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0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0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20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9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9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9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9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9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9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9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9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9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9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9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9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9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9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9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9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9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9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9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9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9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9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9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9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9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9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9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9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9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9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9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9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9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9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9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9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9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9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9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9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9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9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9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9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9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9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9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9-11-12 21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9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9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9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9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9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9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9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9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9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9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9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9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9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9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9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9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9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9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9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9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9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9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9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9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9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9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9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9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9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9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9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9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9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9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9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9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9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9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9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9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9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9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9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9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9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9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9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9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9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9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9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9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9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9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9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9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9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9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9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9-09-11 22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9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9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9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9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9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9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9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9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9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9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9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9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9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9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9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9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9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9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9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9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9-08-20 21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9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9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9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9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9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9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9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9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9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9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9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9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9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9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9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9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9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9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9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9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9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9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9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9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9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9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9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9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9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9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9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9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9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9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9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9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9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9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9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9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9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9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9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9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9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9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9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9-07-02 20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9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9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9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0872" calcext:value-type="float">
            <text:p>0.8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9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9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9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6008" calcext:value-type="float">
            <text:p>0.8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9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9432" calcext:value-type="float">
            <text:p>0.7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9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5048" calcext:value-type="float">
            <text:p>0.7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9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4568" calcext:value-type="float">
            <text:p>0.7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9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7136" calcext:value-type="float">
            <text:p>0.7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9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8848" calcext:value-type="float">
            <text:p>0.6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9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3608" calcext:value-type="float">
            <text:p>0.6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9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532" calcext:value-type="float">
            <text:p>0.6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9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3128" calcext:value-type="float">
            <text:p>0.6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9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7032" calcext:value-type="float">
            <text:p>0.6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9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7032" calcext:value-type="float">
            <text:p>0.6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9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0936" calcext:value-type="float">
            <text:p>0.6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9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5696" calcext:value-type="float">
            <text:p>0.6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9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7408" calcext:value-type="float">
            <text:p>0.5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9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3024" calcext:value-type="float">
            <text:p>0.5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9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1688" calcext:value-type="float">
            <text:p>0.5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9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34" calcext:value-type="float">
            <text:p>0.5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9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4256" calcext:value-type="float">
            <text:p>0.5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9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0352" calcext:value-type="float">
            <text:p>0.5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9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1208" calcext:value-type="float">
            <text:p>0.5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9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9496" calcext:value-type="float">
            <text:p>0.5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9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5592" calcext:value-type="float">
            <text:p>0.5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9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4736" calcext:value-type="float">
            <text:p>0.5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9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0832" calcext:value-type="float">
            <text:p>0.5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9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9976" calcext:value-type="float">
            <text:p>0.5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3024" calcext:value-type="float">
            <text:p>0.5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9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5216" calcext:value-type="float">
            <text:p>0.5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9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7408" calcext:value-type="float">
            <text:p>0.5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9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2648" calcext:value-type="float">
            <text:p>0.6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9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7888" calcext:value-type="float">
            <text:p>0.6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9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484" calcext:value-type="float">
            <text:p>0.6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9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8744" calcext:value-type="float">
            <text:p>0.6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9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7408" calcext:value-type="float">
            <text:p>0.5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9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9976" calcext:value-type="float">
            <text:p>0.5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9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9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0352" calcext:value-type="float">
            <text:p>0.5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9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5112" calcext:value-type="float">
            <text:p>0.5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9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5112" calcext:value-type="float">
            <text:p>0.5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9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34" calcext:value-type="float">
            <text:p>0.5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9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0832" calcext:value-type="float">
            <text:p>0.5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9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6552" calcext:value-type="float">
            <text:p>0.6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9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1416" calcext:value-type="float">
            <text:p>0.6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9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5424" calcext:value-type="float">
            <text:p>0.7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9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4192" calcext:value-type="float">
            <text:p>0.7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9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3816" calcext:value-type="float">
            <text:p>0.8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9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9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9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9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9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9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9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5904" calcext:value-type="float">
            <text:p>0.7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9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0184" calcext:value-type="float">
            <text:p>0.7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9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9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7032" calcext:value-type="float">
            <text:p>0.6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9-05-01 20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3504" calcext:value-type="float">
            <text:p>0.6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2168" calcext:value-type="float">
            <text:p>0.5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9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6928" calcext:value-type="float">
            <text:p>0.5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9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0832" calcext:value-type="float">
            <text:p>0.5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9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9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484" calcext:value-type="float">
            <text:p>0.6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9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6656" calcext:value-type="float">
            <text:p>0.6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9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4568" calcext:value-type="float">
            <text:p>0.7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9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9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2584" calcext:value-type="float">
            <text:p>0.8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9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9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9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9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9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9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9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9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9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9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868" calcext:value-type="float">
            <text:p>0.8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9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9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9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9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9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9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9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9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9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9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9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9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9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9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9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9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9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9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9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9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9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9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9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9-03-18 2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9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9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9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9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9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9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9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9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9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9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9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9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9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9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9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9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9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9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9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9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9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9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9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9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9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9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9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9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9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9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9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9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9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9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9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9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9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9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9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9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9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9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9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9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9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9-01-29 20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9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9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9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9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9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9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9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9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9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9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9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9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9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9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9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9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9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9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9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9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9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9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9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9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9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9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9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9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8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8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8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8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8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8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8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8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8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8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8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8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8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8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8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8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8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8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8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8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8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8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8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8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8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8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8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8-12-03 18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8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8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8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8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8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8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8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8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8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8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8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8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8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8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8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8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8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8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8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8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8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8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8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8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8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8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8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8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8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8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8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8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8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8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8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8-10-26 18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8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8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8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8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8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8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8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8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8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8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8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8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8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8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8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8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8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8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8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8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8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8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8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8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8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8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8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8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8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8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8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8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8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8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8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8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8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8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8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8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8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8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8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8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8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8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8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8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8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8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8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8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8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8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8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8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8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8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8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8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8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8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8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8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8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8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8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8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8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8-08-1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8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8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8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8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8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8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8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8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8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8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8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8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8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8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8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8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8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8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8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8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8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8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8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8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8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8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8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8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8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8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8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8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8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8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8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8-07-09 18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8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8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8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8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8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8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8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8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1144" calcext:value-type="float">
            <text:p>0.7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8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8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5904" calcext:value-type="float">
            <text:p>0.7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8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0664" calcext:value-type="float">
            <text:p>0.7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8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8472" calcext:value-type="float">
            <text:p>0.7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8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9328" calcext:value-type="float">
            <text:p>0.7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8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4944" calcext:value-type="float">
            <text:p>0.6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8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4944" calcext:value-type="float">
            <text:p>0.6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8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4944" calcext:value-type="float">
            <text:p>0.6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8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8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4944" calcext:value-type="float">
            <text:p>0.6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8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58" calcext:value-type="float">
            <text:p>0.6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8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2752" calcext:value-type="float">
            <text:p>0.6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8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8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532" calcext:value-type="float">
            <text:p>0.6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8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7032" calcext:value-type="float">
            <text:p>0.6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8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2648" calcext:value-type="float">
            <text:p>0.6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8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1312" calcext:value-type="float">
            <text:p>0.5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8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3024" calcext:value-type="float">
            <text:p>0.5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8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388" calcext:value-type="float">
            <text:p>0.5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8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2544" calcext:value-type="float">
            <text:p>0.5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8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9976" calcext:value-type="float">
            <text:p>0.5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8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0832" calcext:value-type="float">
            <text:p>0.5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8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8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6448" calcext:value-type="float">
            <text:p>0.5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8-06-05 17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1208" calcext:value-type="float">
            <text:p>0.5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8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9016" calcext:value-type="float">
            <text:p>0.5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8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9872" calcext:value-type="float">
            <text:p>0.4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8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1584" calcext:value-type="float">
            <text:p>0.4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8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72" calcext:value-type="float">
            <text:p>0.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5488" calcext:value-type="float">
            <text:p>0.4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8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244" calcext:value-type="float">
            <text:p>0.4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8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9392" calcext:value-type="float">
            <text:p>0.4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8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3296" calcext:value-type="float">
            <text:p>0.4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8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3296" calcext:value-type="float">
            <text:p>0.4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8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9392" calcext:value-type="float">
            <text:p>0.4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8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8536" calcext:value-type="float">
            <text:p>0.4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8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768" calcext:value-type="float">
            <text:p>0.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8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3776" calcext:value-type="float">
            <text:p>0.4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8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768" calcext:value-type="float">
            <text:p>0.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8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8536" calcext:value-type="float">
            <text:p>0.4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8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6344" calcext:value-type="float">
            <text:p>0.4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8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72" calcext:value-type="float">
            <text:p>0.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8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4152" calcext:value-type="float">
            <text:p>0.4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8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4152" calcext:value-type="float">
            <text:p>0.4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8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4152" calcext:value-type="float">
            <text:p>0.4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8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8056" calcext:value-type="float">
            <text:p>0.4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8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8912" calcext:value-type="float">
            <text:p>0.4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8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672" calcext:value-type="float">
            <text:p>0.4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8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672" calcext:value-type="float">
            <text:p>0.4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8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2816" calcext:value-type="float">
            <text:p>0.4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8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4152" calcext:value-type="float">
            <text:p>0.4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8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1584" calcext:value-type="float">
            <text:p>0.4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8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9872" calcext:value-type="float">
            <text:p>0.4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8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8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0352" calcext:value-type="float">
            <text:p>0.5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8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6448" calcext:value-type="float">
            <text:p>0.5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8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0352" calcext:value-type="float">
            <text:p>0.5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8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1208" calcext:value-type="float">
            <text:p>0.5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8-05-02 17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2064" calcext:value-type="float">
            <text:p>0.5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8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1208" calcext:value-type="float">
            <text:p>0.5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5592" calcext:value-type="float">
            <text:p>0.5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8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9976" calcext:value-type="float">
            <text:p>0.5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8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5216" calcext:value-type="float">
            <text:p>0.5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8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436" calcext:value-type="float">
            <text:p>0.5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8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0456" calcext:value-type="float">
            <text:p>0.6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8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436" calcext:value-type="float">
            <text:p>0.5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8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5216" calcext:value-type="float">
            <text:p>0.5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8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6072" calcext:value-type="float">
            <text:p>0.5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8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6928" calcext:value-type="float">
            <text:p>0.5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8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0832" calcext:value-type="float">
            <text:p>0.5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8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7784" calcext:value-type="float">
            <text:p>0.5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8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2168" calcext:value-type="float">
            <text:p>0.5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8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3984" calcext:value-type="float">
            <text:p>0.6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8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7136" calcext:value-type="float">
            <text:p>0.7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8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9432" calcext:value-type="float">
            <text:p>0.7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8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8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8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8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8-04-11 18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8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8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8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8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8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8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8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8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8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8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8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8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8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8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8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8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8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8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8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8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8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8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8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8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8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8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8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8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8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8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8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8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8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8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8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8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8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8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8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8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8-02-28 17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8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8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8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8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8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8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8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8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8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8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8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8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8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8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8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8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8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8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8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8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8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8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8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8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8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8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8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8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8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8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8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8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8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8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8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8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8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8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8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8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8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8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8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8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8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8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8-01-11 15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8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8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8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8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8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8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8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8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8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8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7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7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7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7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7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7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7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7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7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7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7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7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7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7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7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7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7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7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7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7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7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7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7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7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7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7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7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7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7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7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7-11-30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7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7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7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7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7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7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7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7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7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7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7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7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7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7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7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7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7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7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7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7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7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7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7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7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7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7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7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7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7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7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7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7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7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7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7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7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7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7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7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7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7-10-19 21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7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7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7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7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7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7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7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7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7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7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7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7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7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7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7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7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7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7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7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7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7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7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7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7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7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7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7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7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7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7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7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7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7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7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7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7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7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7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7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7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7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7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7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7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7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7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7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7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7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7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7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7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7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7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7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7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7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7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7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7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7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7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7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7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7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7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7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7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7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7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7-08-07 18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7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7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7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7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7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7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7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7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7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7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7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7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7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7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7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7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7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7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7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7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7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7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7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7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7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7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7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7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7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7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7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7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7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7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7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7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7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7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7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7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8952" calcext:value-type="float">
            <text:p>0.7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7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4568" calcext:value-type="float">
            <text:p>0.7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7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3232" calcext:value-type="float">
            <text:p>0.7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7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4944" calcext:value-type="float">
            <text:p>0.6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7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9704" calcext:value-type="float">
            <text:p>0.6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7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4464" calcext:value-type="float">
            <text:p>0.6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7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6176" calcext:value-type="float">
            <text:p>0.6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7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3128" calcext:value-type="float">
            <text:p>0.6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7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6176" calcext:value-type="float">
            <text:p>0.6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7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484" calcext:value-type="float">
            <text:p>0.6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7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0936" calcext:value-type="float">
            <text:p>0.6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7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3984" calcext:value-type="float">
            <text:p>0.6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7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7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2168" calcext:value-type="float">
            <text:p>0.5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7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5216" calcext:value-type="float">
            <text:p>0.5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7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3024" calcext:value-type="float">
            <text:p>0.5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7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6928" calcext:value-type="float">
            <text:p>0.5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7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388" calcext:value-type="float">
            <text:p>0.5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7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7784" calcext:value-type="float">
            <text:p>0.5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7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4736" calcext:value-type="float">
            <text:p>0.5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7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1688" calcext:value-type="float">
            <text:p>0.5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7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1688" calcext:value-type="float">
            <text:p>0.5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7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7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1688" calcext:value-type="float">
            <text:p>0.5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7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6928" calcext:value-type="float">
            <text:p>0.5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7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2168" calcext:value-type="float">
            <text:p>0.5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7408" calcext:value-type="float">
            <text:p>0.5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7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6552" calcext:value-type="float">
            <text:p>0.6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7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2648" calcext:value-type="float">
            <text:p>0.6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7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7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6552" calcext:value-type="float">
            <text:p>0.6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7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5696" calcext:value-type="float">
            <text:p>0.6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7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7032" calcext:value-type="float">
            <text:p>0.6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7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8368" calcext:value-type="float">
            <text:p>0.6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7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7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3608" calcext:value-type="float">
            <text:p>0.6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7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1416" calcext:value-type="float">
            <text:p>0.6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7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3984" calcext:value-type="float">
            <text:p>0.6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7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3504" calcext:value-type="float">
            <text:p>0.6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7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7-05-17 14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1688" calcext:value-type="float">
            <text:p>0.5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7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6448" calcext:value-type="float">
            <text:p>0.5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7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34" calcext:value-type="float">
            <text:p>0.5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7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5592" calcext:value-type="float">
            <text:p>0.5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7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4736" calcext:value-type="float">
            <text:p>0.5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7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388" calcext:value-type="float">
            <text:p>0.5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7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6928" calcext:value-type="float">
            <text:p>0.5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7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6072" calcext:value-type="float">
            <text:p>0.5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7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7408" calcext:value-type="float">
            <text:p>0.5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7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0936" calcext:value-type="float">
            <text:p>0.6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7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7512" calcext:value-type="float">
            <text:p>0.6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7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8848" calcext:value-type="float">
            <text:p>0.6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7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2752" calcext:value-type="float">
            <text:p>0.6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7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3608" calcext:value-type="float">
            <text:p>0.6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7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7512" calcext:value-type="float">
            <text:p>0.6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7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8368" calcext:value-type="float">
            <text:p>0.6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7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4464" calcext:value-type="float">
            <text:p>0.6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7512" calcext:value-type="float">
            <text:p>0.6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7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2752" calcext:value-type="float">
            <text:p>0.6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7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1896" calcext:value-type="float">
            <text:p>0.6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7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8848" calcext:value-type="float">
            <text:p>0.6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7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9328" calcext:value-type="float">
            <text:p>0.7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7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0664" calcext:value-type="float">
            <text:p>0.7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7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9808" calcext:value-type="float">
            <text:p>0.7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7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5048" calcext:value-type="float">
            <text:p>0.7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7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1144" calcext:value-type="float">
            <text:p>0.7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7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5048" calcext:value-type="float">
            <text:p>0.7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7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7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2856" calcext:value-type="float">
            <text:p>0.7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7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3712" calcext:value-type="float">
            <text:p>0.7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7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0664" calcext:value-type="float">
            <text:p>0.7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7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0664" calcext:value-type="float">
            <text:p>0.7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7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4568" calcext:value-type="float">
            <text:p>0.7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7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0184" calcext:value-type="float">
            <text:p>0.7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7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8848" calcext:value-type="float">
            <text:p>0.6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7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58" calcext:value-type="float">
            <text:p>0.6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7-04-11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6656" calcext:value-type="float">
            <text:p>0.6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7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7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8368" calcext:value-type="float">
            <text:p>0.6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7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3984" calcext:value-type="float">
            <text:p>0.6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7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7408" calcext:value-type="float">
            <text:p>0.5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7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6928" calcext:value-type="float">
            <text:p>0.5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7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5592" calcext:value-type="float">
            <text:p>0.5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7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1208" calcext:value-type="float">
            <text:p>0.5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7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6824" calcext:value-type="float">
            <text:p>0.4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7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244" calcext:value-type="float">
            <text:p>0.4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7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5008" calcext:value-type="float">
            <text:p>0.4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0624" calcext:value-type="float">
            <text:p>0.4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7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624" calcext:value-type="float">
            <text:p>0.3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7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7952" calcext:value-type="float">
            <text:p>0.3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7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576" calcext:value-type="float">
            <text:p>0.3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7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4424" calcext:value-type="float">
            <text:p>0.3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7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8328" calcext:value-type="float">
            <text:p>0.3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7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528" calcext:value-type="float">
            <text:p>0.3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7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1376" calcext:value-type="float">
            <text:p>0.3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7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9664" calcext:value-type="float">
            <text:p>0.3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7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7096" calcext:value-type="float">
            <text:p>0.3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7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5008" calcext:value-type="float">
            <text:p>0.4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7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4256" calcext:value-type="float">
            <text:p>0.5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7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6176" calcext:value-type="float">
            <text:p>0.6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7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7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7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7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7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7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7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7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7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7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7-03-08 23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7-03-06 19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7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7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7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7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7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7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7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7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7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7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7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7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7-02-15 20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7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7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7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7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7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7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7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7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7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7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7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7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7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7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7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7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7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7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7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7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7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7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7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7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7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7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7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7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7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7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7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7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7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7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7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7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7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7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7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7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7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7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7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7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6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6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6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6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6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6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6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6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6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6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6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6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6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6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6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6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6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6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6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6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6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6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6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6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6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6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6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6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6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6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6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6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6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6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6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6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6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6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6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6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6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6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6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6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6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6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6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6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6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6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6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6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5904" calcext:value-type="float">
            <text:p>0.7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6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9328" calcext:value-type="float">
            <text:p>0.7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6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4944" calcext:value-type="float">
            <text:p>0.6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6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6-11-04 15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8368" calcext:value-type="float">
            <text:p>0.6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6-11-03 14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9704" calcext:value-type="float">
            <text:p>0.6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6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4944" calcext:value-type="float">
            <text:p>0.6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6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628" calcext:value-type="float">
            <text:p>0.7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9328" calcext:value-type="float">
            <text:p>0.7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6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9432" calcext:value-type="float">
            <text:p>0.7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6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6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6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868" calcext:value-type="float">
            <text:p>0.8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6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6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6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6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6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6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6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6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6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6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6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6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6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6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6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6-10-11 1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6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6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6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6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6-10-06 18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550113585001</text:p>
          </table:table-cell>
          <table:table-cell office:value-type="string" calcext:value-type="string">
            <text:p>27N19W14CCAD01 Swan 4</text:p>
          </table:table-cell>
          <table:table-cell office:value-type="string" calcext:value-type="string">
            <text:p>2011-07-13 23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768" calcext:value-type="float">
            <text:p>0.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540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9044" meta:object-count="0"/>
    <meta:user-defined meta:name="AppVersion">3.0</meta:user-defined>
  </office:meta>
</office:document-meta>
</file>